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000000200C3705F521C8227E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Tabella2" style:family="table">
      <style:table-properties style:width="17.247cm" fo:margin-left="-0.123cm" fo:margin-top="0cm" fo:margin-bottom="0cm" table:align="left" style:writing-mode="lr-tb"/>
    </style:style>
    <style:style style:name="Tabella2.A" style:family="table-column">
      <style:table-column-properties style:column-width="8.624cm"/>
    </style:style>
    <style:style style:name="Tabella2.B" style:family="table-column">
      <style:table-column-properties style:column-width="8.622cm"/>
    </style:style>
    <style:style style:name="Tabella2.1" style:family="table-row">
      <style:table-row-properties fo:keep-together="auto"/>
    </style:style>
    <style:style style:name="Tabella2.A1" style:family="table-cell">
      <style:table-cell-properties style:vertical-align="middle" fo:padding-left="0.123cm" fo:padding-right="0.123cm" fo:padding-top="0cm" fo:padding-bottom="0cm" fo:border="none"/>
    </style:style>
    <style:style style:name="Tabella3" style:family="table">
      <style:table-properties style:width="8.969cm" fo:margin-left="0.162cm" fo:margin-top="0cm" fo:margin-bottom="0cm" table:align="left" style:writing-mode="lr-tb"/>
    </style:style>
    <style:style style:name="Tabella3.A" style:family="table-column">
      <style:table-column-properties style:column-width="8.969cm"/>
    </style:style>
    <style:style style:name="Tabella3.1" style:family="table-row">
      <style:table-row-properties fo:keep-together="auto"/>
    </style:style>
    <style:style style:name="Tabella3.A1" style:family="table-cell">
      <style:table-cell-properties fo:background-color="#ffffff" fo:padding="0.097cm" fo:border="none">
        <style:background-image/>
      </style:table-cell-properties>
    </style:style>
    <style:style style:name="Tabella4" style:family="table">
      <style:table-properties style:width="17.24cm" fo:margin-left="-0.146cm" fo:margin-top="0cm" fo:margin-bottom="0cm" table:align="left" style:writing-mode="lr-tb"/>
    </style:style>
    <style:style style:name="Tabella4.A" style:family="table-column">
      <style:table-column-properties style:column-width="5.664cm"/>
    </style:style>
    <style:style style:name="Tabella4.B" style:family="table-column">
      <style:table-column-properties style:column-width="5.547cm"/>
    </style:style>
    <style:style style:name="Tabella4.C" style:family="table-column">
      <style:table-column-properties style:column-width="6.029cm"/>
    </style:style>
    <style:style style:name="Tabella4.1" style:family="table-row">
      <style:table-row-properties fo:keep-together="auto"/>
    </style:style>
    <style:style style:name="Tabella4.A1" style:family="table-cell">
      <style:table-cell-properties fo:background-color="#ffffff" fo:padding-left="0.191cm" fo:padding-right="0.191cm" fo:padding-top="0cm" fo:padding-bottom="0cm" fo:border="none">
        <style:background-image/>
      </style:table-cell-properties>
    </style:style>
    <style:style style:name="Tabella5" style:family="table">
      <style:table-properties style:width="17.247cm" fo:margin-left="-0.123cm" fo:margin-top="0cm" fo:margin-bottom="0cm" table:align="left" style:writing-mode="lr-tb"/>
    </style:style>
    <style:style style:name="Tabella5.A" style:family="table-column">
      <style:table-column-properties style:column-width="2.122cm"/>
    </style:style>
    <style:style style:name="Tabella5.B" style:family="table-column">
      <style:table-column-properties style:column-width="15.124cm"/>
    </style:style>
    <style:style style:name="Tabella5.1" style:family="table-row">
      <style:table-row-properties fo:keep-together="auto"/>
    </style:style>
    <style:style style:name="Tabella5.A1" style:family="table-cell">
      <style:table-cell-properties fo:padding-left="0.123cm" fo:padding-right="0.123cm" fo:padding-top="0cm" fo:padding-bottom="0cm" fo:border="none"/>
    </style:style>
    <style:style style:name="Tabella5.B1" style:family="table-cell">
      <style:table-cell-properties style:vertical-align="middle" fo:padding-left="0.123cm" fo:padding-right="0.123cm" fo:padding-top="0cm" fo:padding-bottom="0cm" fo:border="none"/>
    </style:style>
    <style:style style:name="Tabella6" style:family="table">
      <style:table-properties style:width="17.247cm" fo:margin-left="-0.123cm" fo:margin-top="0cm" fo:margin-bottom="0cm" table:align="left" style:writing-mode="lr-tb"/>
    </style:style>
    <style:style style:name="Tabella6.A" style:family="table-column">
      <style:table-column-properties style:column-width="8.624cm"/>
    </style:style>
    <style:style style:name="Tabella6.B" style:family="table-column">
      <style:table-column-properties style:column-width="8.622cm"/>
    </style:style>
    <style:style style:name="Tabella6.1" style:family="table-row">
      <style:table-row-properties fo:keep-together="auto"/>
    </style:style>
    <style:style style:name="Tabella6.A1" style:family="table-cell">
      <style:table-cell-properties style:vertical-align="middle" fo:padding-left="0.123cm" fo:padding-right="0.123cm" fo:padding-top="0cm" fo:padding-bottom="0cm"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Verdana" fo:font-size="9pt" style:font-size-asian="9pt" style:font-name-complex="Verdana1"/>
    </style:style>
    <style:style style:name="P3" style:family="paragraph" style:parent-style-name="Heading_20_9" style:list-style-name="WWNum1"/>
    <style:style style:name="P4" style:family="paragraph" style:parent-style-name="Text_20_body">
      <style:paragraph-properties fo:margin-left="1.251cm" fo:margin-right="0cm" fo:text-indent="0cm" style:auto-text-indent="false"/>
    </style:style>
    <style:style style:name="P5" style:family="paragraph" style:parent-style-name="Standard">
      <style:paragraph-properties fo:text-align="start" style:justify-single-word="false">
        <style:tab-stops>
          <style:tab-stop style:position="-2.501cm" style:type="right"/>
        </style:tab-stops>
      </style:paragraph-properties>
    </style:style>
    <style:style style:name="P6" style:family="paragraph" style:parent-style-name="Standard">
      <style:paragraph-properties fo:text-align="center" style:justify-single-word="false"/>
    </style:style>
    <style:style style:name="P7" style:family="paragraph" style:parent-style-name="Standard">
      <style:paragraph-properties style:snap-to-layout-grid="false"/>
      <style:text-properties fo:font-size="8pt" fo:font-weight="bold" style:font-size-asian="8pt" style:font-weight-asian="bold" style:font-weight-complex="normal"/>
    </style:style>
    <style:style style:name="P8" style:family="paragraph" style:parent-style-name="Standard">
      <style:text-properties style:font-name="Verdana" fo:font-size="9pt" style:font-size-asian="9pt" style:font-name-complex="Verdana1"/>
    </style:style>
    <style:style style:name="P9" style:family="paragraph" style:parent-style-name="Standard">
      <style:paragraph-properties>
        <style:tab-stops/>
      </style:paragraph-properties>
      <style:text-properties style:font-name="Verdana" fo:font-size="9pt" style:font-size-asian="9pt" style:font-name-complex="Verdana1"/>
    </style:style>
    <style:style style:name="P10" style:family="paragraph" style:parent-style-name="Standard">
      <style:paragraph-properties fo:text-align="justify" style:justify-single-word="false"/>
      <style:text-properties style:font-name="Verdana" fo:font-size="9pt" style:font-size-asian="9pt" style:font-name-complex="Verdana1" style:font-weight-complex="bold"/>
    </style:style>
    <style:style style:name="P11" style:family="paragraph" style:parent-style-name="Standard">
      <style:paragraph-properties fo:text-align="center" style:justify-single-word="false"/>
      <style:text-properties style:font-name="Verdana" fo:font-size="9pt" style:font-size-asian="9pt" style:font-name-complex="Verdana1"/>
    </style:style>
    <style:style style:name="P12" style:family="paragraph" style:parent-style-name="Standard">
      <style:paragraph-properties fo:text-align="center" style:justify-single-word="false" style:snap-to-layout-grid="false"/>
      <style:text-properties style:font-name="Verdana" fo:font-size="9pt" style:font-size-asian="9pt" style:font-name-complex="Verdana1"/>
    </style:style>
    <style:style style:name="P13" style:family="paragraph" style:parent-style-name="Standard">
      <style:text-properties style:font-name="Verdana" fo:font-size="9pt" fo:font-weight="bold" style:font-size-asian="9pt" style:font-weight-asian="bold" style:font-name-complex="Verdana1"/>
    </style:style>
    <style:style style:name="P14" style:family="paragraph" style:parent-style-name="Standard">
      <style:text-properties style:font-name="Verdana" fo:font-size="9pt" style:font-name-asian="Arial Unicode MS" style:font-size-asian="9pt" style:font-name-complex="Verdana1"/>
    </style:style>
    <style:style style:name="P15" style:family="paragraph" style:parent-style-name="Standard">
      <style:paragraph-properties fo:text-align="justify" style:justify-single-word="false" style:snap-to-layout-grid="false"/>
      <style:text-properties style:font-name="Verdana" fo:font-size="11pt" fo:font-weight="bold" style:font-size-asian="11pt" style:font-weight-asian="bold" style:font-name-complex="Verdana1"/>
    </style:style>
    <style:style style:name="P16" style:family="paragraph" style:parent-style-name="Standard">
      <style:paragraph-properties fo:text-align="end" style:justify-single-word="false">
        <style:tab-stops>
          <style:tab-stop style:position="-2.501cm" style:type="right"/>
        </style:tab-stops>
      </style:paragraph-properties>
    </style:style>
    <style:style style:name="P17" style:family="paragraph" style:parent-style-name="Standard">
      <style:paragraph-properties>
        <style:tab-stops>
          <style:tab-stop style:position="-2.501cm" style:type="right"/>
        </style:tab-stops>
      </style:paragraph-properties>
    </style:style>
    <style:style style:name="P18" style:family="paragraph" style:parent-style-name="Standard">
      <style:paragraph-properties fo:text-align="end" style:justify-single-word="false">
        <style:tab-stops>
          <style:tab-stop style:position="-2.501cm" style:type="right"/>
        </style:tab-stops>
      </style:paragraph-properties>
      <style:text-properties style:font-name="Arial" fo:font-size="11pt" style:font-size-asian="11pt" style:font-name-complex="Arial1" style:font-size-complex="11pt"/>
    </style:style>
    <style:style style:name="P19" style:family="paragraph" style:parent-style-name="Standard" style:list-style-name="WWNum3">
      <style:paragraph-properties fo:text-align="justify" style:justify-single-word="false"/>
    </style:style>
    <style:style style:name="P20" style:family="paragraph" style:parent-style-name="Standard">
      <style:paragraph-properties fo:margin-left="2.251cm" fo:margin-right="0cm" fo:text-indent="-2.251cm" style:auto-text-indent="false"/>
    </style:style>
    <style:style style:name="P21" style:family="paragraph" style:parent-style-name="Standard">
      <style:paragraph-properties fo:margin-left="2.251cm" fo:margin-right="0cm" fo:text-indent="-2.251cm" style:auto-text-indent="false">
        <style:tab-stops>
          <style:tab-stop style:position="1.249cm"/>
          <style:tab-stop style:position="2.498cm"/>
          <style:tab-stop style:position="3.747cm"/>
          <style:tab-stop style:position="11.774cm"/>
        </style:tab-stops>
      </style:paragraph-properties>
    </style:style>
    <style:style style:name="P22" style:family="paragraph" style:parent-style-name="Standard">
      <style:paragraph-properties fo:margin-left="1.249cm" fo:margin-right="0cm" fo:text-align="justify" style:justify-single-word="false" fo:text-indent="0cm" style:auto-text-indent="false"/>
    </style:style>
    <style:style style:name="P23" style:family="paragraph" style:parent-style-name="Standard">
      <style:paragraph-properties fo:margin-left="1.249cm" fo:margin-right="0cm" fo:text-align="justify" style:justify-single-word="false" fo:text-indent="0cm" style:auto-text-indent="false"/>
      <style:text-properties style:font-name="Verdana" fo:font-size="9pt" style:font-size-asian="9pt" style:font-name-complex="Verdana1" style:font-size-complex="12pt" style:font-weight-complex="bold"/>
    </style:style>
    <style:style style:name="P24" style:family="paragraph" style:parent-style-name="Standard">
      <style:paragraph-properties fo:margin-left="1.249cm" fo:margin-right="0cm" fo:text-align="justify" style:justify-single-word="false" fo:text-indent="0cm" style:auto-text-indent="false"/>
      <style:text-properties style:font-name="Verdana" fo:font-size="9pt" fo:font-style="italic" style:font-size-asian="9pt" style:font-style-asian="italic" style:font-name-complex="Verdana1" style:font-style-complex="italic" style:font-weight-complex="bold"/>
    </style:style>
    <style:style style:name="P25" style:family="paragraph" style:parent-style-name="Standard">
      <style:paragraph-properties fo:margin-left="0.199cm" fo:margin-right="0cm" fo:text-align="justify" style:justify-single-word="false" fo:text-indent="1.05cm" style:auto-text-indent="false"/>
    </style:style>
    <style:style style:name="P26" style:family="paragraph" style:parent-style-name="Standard">
      <style:paragraph-properties fo:margin-left="0.199cm" fo:margin-right="0cm" fo:text-align="justify" style:justify-single-word="false" fo:text-indent="1.05cm" style:auto-text-indent="false"/>
      <style:text-properties style:font-name="Verdana" fo:font-size="9pt" style:font-size-asian="9pt" style:font-name-complex="Verdana1"/>
    </style:style>
    <style:style style:name="P27" style:family="paragraph" style:parent-style-name="Standard" style:list-style-name="WWNum2">
      <style:paragraph-properties fo:margin-left="1.752cm" fo:margin-right="-0.503cm" fo:text-align="justify" style:justify-single-word="false" fo:text-indent="-0.501cm" style:auto-text-indent="false">
        <style:tab-stops>
          <style:tab-stop style:position="1.752cm"/>
        </style:tab-stops>
      </style:paragraph-properties>
    </style:style>
    <style:style style:name="P28" style:family="paragraph" style:parent-style-name="Standard" style:list-style-name="WWNum5">
      <style:paragraph-properties fo:margin-left="2.521cm" fo:margin-right="-0.503cm" fo:text-align="justify" style:justify-single-word="false" fo:text-indent="-0.635cm" style:auto-text-indent="false"/>
    </style:style>
    <style:style style:name="P29" style:family="paragraph" style:parent-style-name="Standard" style:list-style-name="WWNum5">
      <style:paragraph-properties fo:margin-left="2.521cm" fo:margin-right="-0.503cm" fo:text-align="justify" style:justify-single-word="false" fo:text-indent="-0.635cm" style:auto-text-indent="false">
        <style:tab-stops/>
      </style:paragraph-properties>
    </style:style>
    <style:style style:name="P30" style:family="paragraph" style:parent-style-name="Standard" style:list-style-name="WWNum2">
      <style:paragraph-properties fo:margin-left="2.519cm" fo:margin-right="-0.503cm" fo:text-align="justify" style:justify-single-word="false" fo:text-indent="-1.251cm" style:auto-text-indent="false">
        <style:tab-stops/>
      </style:paragraph-properties>
    </style:style>
    <style:style style:name="P31" style:family="paragraph" style:parent-style-name="Standard" style:list-style-name="WWNum2">
      <style:paragraph-properties fo:margin-left="1.752cm" fo:margin-right="0cm" fo:text-align="justify" style:justify-single-word="false" fo:text-indent="-0.501cm" style:auto-text-indent="false">
        <style:tab-stops/>
      </style:paragraph-properties>
    </style:style>
    <style:style style:name="P32" style:family="paragraph" style:parent-style-name="Standard" style:list-style-name="WWNum2">
      <style:paragraph-properties fo:margin-left="1.752cm" fo:margin-right="0cm" fo:text-align="justify" style:justify-single-word="false" fo:text-indent="-0.503cm" style:auto-text-indent="false">
        <style:tab-stops>
          <style:tab-stop style:position="1.752cm"/>
        </style:tab-stops>
      </style:paragraph-properties>
    </style:style>
    <style:style style:name="P33" style:family="paragraph" style:parent-style-name="Standard">
      <style:paragraph-properties fo:margin-left="1.251cm" fo:margin-right="0cm" fo:text-align="justify" style:justify-single-word="false" fo:text-indent="0.501cm" style:auto-text-indent="false"/>
    </style:style>
    <style:style style:name="P34" style:family="paragraph" style:parent-style-name="Standard" style:list-style-name="WWNum4">
      <style:paragraph-properties fo:margin-left="1.9cm" fo:margin-right="0cm" fo:text-align="justify" style:justify-single-word="false" fo:text-indent="-0.63cm" style:auto-text-indent="false"/>
    </style:style>
    <style:style style:name="P35" style:family="paragraph" style:parent-style-name="Standard" style:list-style-name="WWNum4">
      <style:paragraph-properties fo:margin-left="1.9cm" fo:margin-right="0cm" fo:text-align="justify" style:justify-single-word="false" fo:text-indent="-0.63cm" style:auto-text-indent="false">
        <style:tab-stops>
          <style:tab-stop style:position="2cm"/>
        </style:tab-stops>
      </style:paragraph-properties>
    </style:style>
    <style:style style:name="P36" style:family="paragraph" style:parent-style-name="Standard" style:list-style-name="WWNum4">
      <style:paragraph-properties fo:margin-left="1.9cm" fo:margin-right="0cm" fo:text-align="justify" style:justify-single-word="false" fo:text-indent="-0.635cm" style:auto-text-indent="false"/>
    </style:style>
    <style:style style:name="P37" style:family="paragraph" style:parent-style-name="Standard" style:list-style-name="WWNum4">
      <style:paragraph-properties fo:margin-left="1.9cm" fo:margin-right="0cm" fo:text-align="justify" style:justify-single-word="false" fo:text-indent="0cm" style:auto-text-indent="false"/>
    </style:style>
    <style:style style:name="P38" style:family="paragraph" style:parent-style-name="Standard">
      <style:paragraph-properties fo:margin-left="2.487cm" fo:margin-right="0cm" fo:text-align="justify" style:justify-single-word="false" fo:text-indent="-0.582cm" style:auto-text-indent="false"/>
    </style:style>
    <style:style style:name="P39" style:family="paragraph" style:parent-style-name="Standard">
      <style:paragraph-properties fo:margin-left="2.477cm" fo:margin-right="0cm" fo:text-align="justify" style:justify-single-word="false" fo:text-indent="-0.476cm" style:auto-text-indent="false"/>
    </style:style>
    <style:style style:name="P40" style:family="paragraph" style:parent-style-name="Standard">
      <style:paragraph-properties fo:margin-left="1.27cm" fo:margin-right="0cm" fo:text-align="justify" style:justify-single-word="false" fo:text-indent="0cm" style:auto-text-indent="false">
        <style:tab-stops>
          <style:tab-stop style:position="2cm"/>
        </style:tab-stops>
      </style:paragraph-properties>
      <style:text-properties style:font-name="Verdana" fo:font-size="9pt" style:font-size-asian="9pt" style:font-name-complex="Verdana1" fo:background-color="#ffff00"/>
    </style:style>
    <style:style style:name="P41" style:family="paragraph" style:parent-style-name="Standard">
      <style:paragraph-properties fo:margin-left="1.251cm" fo:margin-right="-0.503cm" fo:text-indent="0cm" style:auto-text-indent="false"/>
      <style:text-properties style:font-name="Verdana" fo:font-size="9pt" fo:font-style="italic" style:font-size-asian="9pt" style:font-style-asian="italic" style:font-name-complex="Verdana1" style:font-style-complex="italic" style:font-weight-complex="bold"/>
    </style:style>
    <style:style style:name="P42" style:family="paragraph" style:parent-style-name="Standard">
      <style:paragraph-properties fo:margin-left="1.251cm" fo:margin-right="0cm" fo:text-indent="-1.268cm" style:auto-text-indent="false">
        <style:tab-stops>
          <style:tab-stop style:position="1.752cm"/>
        </style:tab-stops>
      </style:paragraph-properties>
    </style:style>
    <style:style style:name="P43" style:family="paragraph" style:parent-style-name="Heading_20_3" style:list-style-name="WWNum1">
      <style:paragraph-properties fo:margin-left="10.001cm" fo:margin-right="0cm" fo:text-indent="0cm" style:auto-text-indent="false"/>
      <style:text-properties style:font-name="Verdana" fo:font-size="9pt" fo:font-weight="bold" style:font-name-asian="Arial Unicode MS" style:font-size-asian="9pt" style:font-weight-asian="bold" style:font-name-complex="Verdana1"/>
    </style:style>
    <style:style style:name="P44" style:family="paragraph" style:parent-style-name="Caption">
      <style:paragraph-properties fo:margin-left="0.751cm" fo:margin-right="0cm" fo:text-indent="-0.751cm" style:auto-text-indent="false" style:snap-to-layout-grid="false"/>
    </style:style>
    <style:style style:name="P45" style:family="paragraph" style:parent-style-name="Caption">
      <style:paragraph-properties fo:margin-left="0cm" fo:margin-right="-0.123cm" fo:text-indent="0cm" style:auto-text-indent="false"/>
    </style:style>
    <style:style style:name="P46" style:family="paragraph" style:parent-style-name="Header">
      <style:text-properties style:font-name="Verdana" fo:font-size="9pt" style:font-size-asian="9pt" style:font-name-complex="Verdana1"/>
    </style:style>
    <style:style style:name="P47" style:family="paragraph" style:parent-style-name="Header">
      <style:paragraph-properties>
        <style:tab-stops/>
      </style:paragraph-properties>
      <style:text-properties style:font-name="Verdana" fo:font-size="9pt" style:font-size-asian="9pt" style:font-name-complex="Verdana1"/>
    </style:style>
    <style:style style:name="P48" style:family="paragraph" style:parent-style-name="Header">
      <style:paragraph-properties fo:text-align="justify" style:justify-single-word="false">
        <style:tab-stops/>
      </style:paragraph-properties>
      <style:text-properties style:font-name="Verdana" fo:font-size="9pt" style:font-size-asian="9pt" style:font-name-complex="Verdana1"/>
    </style:style>
    <style:style style:name="P49" style:family="paragraph" style:parent-style-name="Header">
      <style:paragraph-properties fo:text-align="center" style:justify-single-word="false">
        <style:tab-stops/>
      </style:paragraph-properties>
      <style:text-properties style:font-name="Verdana" fo:font-size="9pt" style:font-size-asian="9pt" style:font-name-complex="Verdana1"/>
    </style:style>
    <style:style style:name="P50" style:family="paragraph" style:parent-style-name="Header">
      <style:paragraph-properties fo:text-align="justify" style:justify-single-word="false">
        <style:tab-stops/>
      </style:paragraph-properties>
      <style:text-properties style:font-name="Verdana" fo:font-size="9pt" style:font-name-asian="Arial Unicode MS" style:font-size-asian="9pt" style:font-name-complex="Verdana1"/>
    </style:style>
    <style:style style:name="P51" style:family="paragraph" style:parent-style-name="Header">
      <style:paragraph-properties fo:text-align="start" style:justify-single-word="false">
        <style:tab-stops/>
      </style:paragraph-properties>
    </style:style>
    <style:style style:name="P52" style:family="paragraph" style:parent-style-name="Header">
      <style:paragraph-properties fo:text-align="center" style:justify-single-word="false"/>
    </style:style>
    <style:style style:name="P53" style:family="paragraph" style:parent-style-name="Header">
      <style:paragraph-properties>
        <style:tab-stops/>
      </style:paragraph-properties>
    </style:style>
    <style:style style:name="P54" style:family="paragraph" style:parent-style-name="Header" style:list-style-name="" style:master-page-name="Standard">
      <style:paragraph-properties style:page-number="auto"/>
      <style:text-properties style:font-name="Verdana" fo:font-size="9pt" style:font-size-asian="9pt" style:font-name-complex="Verdana1"/>
    </style:style>
    <style:style style:name="P55" style:family="paragraph" style:parent-style-name="Heading_20_1" style:list-style-name="WWNum1">
      <style:paragraph-properties fo:text-align="center" style:justify-single-word="false"/>
    </style:style>
    <style:style style:name="P56" style:family="paragraph" style:parent-style-name="Text_20_body_20_indent">
      <style:paragraph-properties fo:margin-left="1.249cm" fo:margin-right="0cm" fo:text-indent="0cm" style:auto-text-indent="false"/>
    </style:style>
    <style:style style:name="P57" style:family="paragraph" style:parent-style-name="Text_20_body_20_indent">
      <style:paragraph-properties fo:margin-left="1.249cm" fo:margin-right="0cm" fo:text-indent="0cm" style:auto-text-indent="false"/>
      <style:text-properties style:font-name="Verdana" fo:font-size="9pt" style:font-size-asian="9pt" style:font-name-complex="Verdana1"/>
    </style:style>
    <style:style style:name="P58" style:family="paragraph">
      <loext:graphic-properties draw:fill="solid" draw:fill-color="#a0a0a0"/>
      <style:paragraph-properties fo:text-align="start"/>
      <style:text-properties fo:font-size="18pt"/>
    </style:style>
    <style:style style:name="T1" style:family="text">
      <style:text-properties fo:font-size="8pt" style:font-size-asian="8pt"/>
    </style:style>
    <style:style style:name="T2" style:family="text">
      <style:text-properties fo:font-size="8pt" style:font-size-asian="8pt" style:font-weight-complex="normal"/>
    </style:style>
    <style:style style:name="T3" style:family="text">
      <style:text-properties style:font-name="Verdana" fo:font-size="10pt" style:font-size-asian="10pt" style:font-name-complex="Verdana1"/>
    </style:style>
    <style:style style:name="T4" style:family="text">
      <style:text-properties style:font-name="Verdana" fo:font-size="9pt" style:font-size-asian="9pt" style:font-name-complex="Verdana1"/>
    </style:style>
    <style:style style:name="T5" style:family="text">
      <style:text-properties style:font-name="Verdana" fo:font-size="9pt" style:font-size-asian="9pt" style:font-name-complex="Verdana1" style:font-weight-complex="bold"/>
    </style:style>
    <style:style style:name="T6" style:family="text">
      <style:text-properties style:font-name="Verdana" fo:font-size="9pt" style:font-size-asian="9pt" style:font-name-complex="Verdana1" style:font-size-complex="12pt"/>
    </style:style>
    <style:style style:name="T7" style:family="text">
      <style:text-properties style:font-name="Verdana" fo:font-size="9pt" style:font-size-asian="9pt" style:font-name-complex="Verdana1" fo:background-color="#ffff00"/>
    </style:style>
    <style:style style:name="T8" style:family="text">
      <style:text-properties style:font-name="Verdana" fo:font-size="9pt" fo:font-weight="bold" style:font-size-asian="9pt" style:font-weight-asian="bold" style:font-name-complex="Verdana1"/>
    </style:style>
    <style:style style:name="T9" style:family="text">
      <style:text-properties style:font-name="Verdana" fo:font-size="9pt" fo:font-weight="bold" style:font-size-asian="9pt" style:font-weight-asian="bold" style:font-name-complex="Verdana1" style:font-weight-complex="bold" fo:background-color="#ffff00"/>
    </style:style>
    <style:style style:name="T10" style:family="text">
      <style:text-properties style:font-name="Verdana" fo:font-size="9pt" fo:font-weight="bold" style:font-name-asian="Arial Unicode MS" style:font-size-asian="9pt" style:font-weight-asian="bold" style:font-name-complex="Verdana1"/>
    </style:style>
    <style:style style:name="T11" style:family="text">
      <style:text-properties style:font-name="Verdana" fo:font-size="9pt" fo:font-style="italic" style:font-size-asian="9pt" style:font-style-asian="italic" style:font-name-complex="Verdana1" style:font-style-complex="italic"/>
    </style:style>
    <style:style style:name="T12" style:family="text">
      <style:text-properties style:font-name="Verdana" fo:font-size="9pt" fo:font-style="italic" style:font-size-asian="9pt" style:font-style-asian="italic" style:font-name-complex="Verdana1" style:font-style-complex="italic" style:font-weight-complex="bold"/>
    </style:style>
    <style:style style:name="T13" style:family="text">
      <style:text-properties style:font-name="Verdana" style:font-name-complex="Verdana1"/>
    </style:style>
    <style:style style:name="T14" style:family="text">
      <style:text-properties style:font-name="Verdana" fo:font-weight="bold" style:font-weight-asian="bold" style:font-name-complex="Verdana1"/>
    </style:style>
    <style:style style:name="T15" style:family="text">
      <style:text-properties style:font-weight-complex="normal"/>
    </style:style>
    <style:style style:name="T16" style:family="text">
      <style:text-properties style:font-name="Arial" fo:font-size="11pt" fo:font-style="normal" style:font-size-asian="11pt" style:font-style-asian="normal" style:font-name-complex="Arial1" style:font-size-complex="11pt" style:font-style-complex="normal"/>
    </style:style>
    <style:style style:name="T17" style:family="text">
      <style:text-properties style:font-name="Arial" fo:font-size="11pt" fo:font-style="normal" style:text-underline-style="solid" style:text-underline-width="auto" style:text-underline-color="font-color" style:font-size-asian="11pt" style:font-style-asian="normal" style:font-name-complex="Arial1" style:font-size-complex="11pt" style:font-style-complex="normal"/>
    </style:style>
    <style:style style:name="T18" style:family="text">
      <style:text-properties style:font-name="Arial" fo:font-size="11pt" style:font-size-asian="11pt" style:font-name-complex="Arial1" style:font-size-complex="11pt"/>
    </style:style>
    <style:style style:name="T19" style:family="text">
      <style:text-properties fo:color="#000000" style:font-name="Verdana" fo:font-size="9pt" style:font-size-asian="9pt" style:font-name-complex="Verdana1" style:font-size-complex="9pt"/>
    </style:style>
    <style:style style:name="T20" style:family="text">
      <style:text-properties fo:font-weight="normal" style:font-weight-asian="normal"/>
    </style:style>
    <style:style style:name="T21" style:family="text">
      <style:text-properties fo:font-weight="normal" style:font-weight-asian="normal" fo:background-color="#ffff00"/>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vertical-align="top" draw:auto-grow-height="false" fo:min-height="0cm" fo:min-width="16.503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section text:style-name="Sect1" text:name="TextSection">
        <text:p text:style-name="P46"/>
        <text:p text:style-name="P8"/>
        <table:table table:name="Tabella2" table:style-name="Tabella2">
          <table:table-column table:style-name="Tabella2.A"/>
          <table:table-column table:style-name="Tabella2.B"/>
          <table:table-row table:style-name="Tabella2.1">
            <table:table-cell table:style-name="Tabella2.A1" office:value-type="string">
              <text:p text:style-name="Standard"><text:span text:style-name="T4">Prot. N.</text:span></text:p>
            </table:table-cell>
            <table:table-cell table:style-name="Tabella2.A1" office:value-type="string">
              <text:p text:style-name="Standard"><text:span text:style-name="T4">Rapallo, li data del protocollo</text:span></text:p>
            </table:table-cell>
          </table:table-row>
        </table:table>
        <text:p text:style-name="P8"/>
        <text:p text:style-name="P8"/>
        <text:p text:style-name="P47"/>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P53"><text:span text:style-name="T4">P.E. :</text:span></text:p>
              <text:p text:style-name="P51"><text:span text:style-name="T4">[numero] del [data_pratica]</text:span></text:p>
            </table:table-cell>
            <table:table-cell table:style-name="Tabella4.A1" office:value-type="string">
              <text:p text:style-name="P16"><text:span text:style-name="T16">Alla c.a.</text:span></text:p>
            </table:table-cell>
            <table:table-cell table:style-name="Tabella4.A1" office:value-type="string">
              <table:table table:name="Tabella3" table:style-name="Tabella3">
                <table:table-column table:style-name="Tabella3.A"/>
                <table:table-row table:style-name="Tabella3.1">
                  <table:table-cell table:style-name="Tabella3.A1" office:value-type="string">
                    <text:p text:style-name="P17"><text:span text:style-name="T18">[richiedenti.nominativo;block=tbs:row]</text:span></text:p>
                    <text:p text:style-name="P17"><text:span text:style-name="T18">[richiedenti.indirizzo]</text:span></text:p>
                    <text:p text:style-name="P17"><text:bookmark text:name="__DdeLink__192_1628301876"/><text:span text:style-name="T18">[richiedenti.cap] – [richiedenti.comune] ([richiedenti.prov])</text:span></text:p>
                    <text:p text:style-name="P5"><text:span text:style-name="T17">[richiedenti.pec]</text:span></text:p>
                  </table:table-cell>
                </table:table-row>
              </table:table>
              <text:p text:style-name="P18"/>
            </table:table-cell>
          </table:table-row>
        </table:table>
        <text:p text:style-name="P9"/>
        <text:p text:style-name="P47"/>
        <table:table table:name="Tabella5" table:style-name="Tabella5">
          <table:table-column table:style-name="Tabella5.A"/>
          <table:table-column table:style-name="Tabella5.B"/>
          <table:table-row table:style-name="Tabella5.1">
            <table:table-cell table:style-name="Tabella5.A1" office:value-type="string">
              <text:p text:style-name="P53"><text:span text:style-name="T14">Oggetto:</text:span></text:p>
            </table:table-cell>
            <table:table-cell table:style-name="Tabella5.B1" office:value-type="string">
              <text:p text:style-name="P21"><text:span text:style-name="T5">[oggetto] in [ubicazione]</text:span></text:p>
              <text:p text:style-name="P20"><text:span text:style-name="T8">RICHIESTA DOCUMENTAZIONE INTEGRATIVA.</text:span></text:p>
              <text:p text:style-name="P20"><text:span text:style-name="T8">PIANO CASA</text:span></text:p>
            </table:table-cell>
          </table:table-row>
        </table:table>
        <text:p text:style-name="P48"/>
        <text:p text:style-name="P13"/>
        <text:p text:style-name="P22"><text:span text:style-name="T4">Con riferimento all’istanza in oggetto, da un primo esame risulta che quanto pervenuto non è corredato della documentazione necessaria per conseguire il titolo abilitativo all’attività edilizia.</text:span></text:p>
        <text:p text:style-name="P25"><text:span text:style-name="T4">Pertanto le SS.LL., sono tenute a produrre la documentazione di seguito elencata:</text:span></text:p>
        <text:p text:style-name="P26"/>
        <text:list xml:id="list855516481" text:style-name="WWNum2">
          <text:list-item>
            <text:p text:style-name="P27"><text:span text:style-name="T4">Dichiarazione, ai sensi del <text:s/>D.P.R. n. 445/2000, che ai sensi dell’art. 5 della L.R. n. 49/2009 gli ampliamenti previsti ai sensi degli art. 3 e 4 della medesima legge non riguardano edifici od unità immobiliari:</text:span></text:p>
          </text:list-item>
        </text:list>
        <text:list xml:id="list1268351325" text:style-name="WWNum5">
          <text:list-item>
            <text:p text:style-name="P28"><text:span text:style-name="T4">abusivi, in quanto realizzati in assenza di titolo edilizio od in difformità da esso;</text:span></text:p>
          </text:list-item>
          <text:list-item>
            <text:p text:style-name="P29"><text:span text:style-name="T4">condonati con tipologia di abuso 1 “Opere realizzate in assenza o difformità della licenza edilizia o concessione e non conformi alle norme urbanistiche ed alle prescrizioni degli strumenti urbanistici”di cui alla tabella allegata alla legge 28 febbraio 1985, n. 47 (Norme in materia di controllo dell’attività urbanistico–edilizia, sanzioni, recupero e sanatoria delle opere edilizie) e successive modifiche ed integrazioni ed alla successiva legge 24 novembre 2003, n. 326 (Conversione in legge, con modificazioni, del decreto legge 30 settembre 2003, n. 269, recante disposizioni urgenti per favorire lo sviluppo e per la correzione dell’andamento dei conti pubblici) e successive modifiche ed integrazioni;</text:span></text:p>
          </text:list-item>
          <text:list-item>
            <text:p text:style-name="P29"><text:span text:style-name="T4">ricadenti in aree soggette a regime di inedificabilità assoluta in forza di normative o di atti di pianificazione territoriale ivi comprese le aree inondabili e a rischio di frana così individuate dai Piani di bacino;</text:span></text:p>
          </text:list-item>
          <text:list-item>
            <text:p text:style-name="P29"><text:span text:style-name="T4">ricadenti in aree demaniali marittime concesse per finalità turistico-ricreative;</text:span></text:p>
          </text:list-item>
          <text:list-item>
            <text:p text:style-name="P29"><text:span text:style-name="T4">ricadenti nei centri storici, salva la facoltà dei Comuni di individuare porzioni dei medesimi o specifici casi di applicabilità della legge con deliberazione soggetta ad esclusiva approvazione del Consiglio comunale;</text:span></text:p>
          </text:list-item>
          <text:list-item>
            <text:p text:style-name="P29"><text:span text:style-name="T4">vincolati come beni culturali ai sensi della Parte Seconda del decreto legislativo 22 gennaio 2004,n. 42 (Codice dei beni Culturali e del paesaggio, ai sensi dell’articolo 10 della legge 6 luglio 2002,n. 137) e successive modifiche ed integrazioni o comunque individuati come edifici di pregio dagli strumenti urbanistici generali vigenti; ) vincolati come beni culturali ai sensi della Parte Seconda del decreto legislativo 22 gennaio 2004,n. 42 (Codice dei beni Culturali e del paesaggio, ai sensi dell’articolo 10 della legge 6 luglio 2002,n. 137) e successive modifiche ed integrazioni o comunque individuati come edifici di pregio dagli strumenti urbanistici generali vigenti;</text:span></text:p>
          </text:list-item>
          <text:list-item>
            <text:p text:style-name="P29"><text:span text:style-name="T4">ricadenti, in base al vigente PTCP, assetto insediativo, nei seguenti ambiti e regimi normativi:strutture urbane qualificate (SU);conservazione (CE);aree non insediate (ANI) assoggettate al regime di mantenimento (MA), limitatamente alla fascia di profondità di 300 metri calcolati in linea d’aria dalla battigia anche per i terreni elevati sul mare.</text:span></text:p>
          </text:list-item>
        </text:list>
        <text:list xml:id="list153152474755702" text:continue-list="list855516481" text:style-name="WWNum2">
          <text:list-item>
            <text:p text:style-name="P30"><text:span text:style-name="T4">Dichiarazione che l’immobile non ricade nelle zone escluse dalla D.C.C. n. 188 del 29.12.2009 (allegare stralcio cartografico);</text:span></text:p>
          </text:list-item>
          <text:list-item>
            <text:p text:style-name="P30"><text:span text:style-name="T4">Tavola sinottica in cui viene calcolato il volume geometrico esistente alla data del 30.06.2009 e verifica della volumetria in ampliamento rispetto a quanto previsto all’art. 3 L.R. 49/2009 relativamente alle percentuali previste;</text:span></text:p>
          </text:list-item>
          <text:list-item>
            <text:p text:style-name="P27"><text:span text:style-name="T4">Documentazione attestante il titolo all’esecuzione dei lavori in oggetto o dichiarazione sostitutiva di atto notorio relativa alla proprietà o titolarità;</text:span></text:p>
          </text:list-item>
          <text:list-item>
            <text:p text:style-name="P27"><text:span text:style-name="T4">Dimostrazione della legittimità giuridica del fabbricato oggetto di intervento, mediante trasmissione di ogni documentazione idonea allo scopo atta a comprovare che il fabbricato di cui trattasi può a buon diritto ritenersi a suo tempo legittimamente realizzato.</text:span></text:p>
          </text:list-item>
          <text:list-item>
            <text:p text:style-name="P27"><text:span text:style-name="T4">Estratti cartografici della vigente strumentazione urbanistica a livello comunale e sovracomunale, estesi ad un ambito significativo, con evidente indicazione, in rosso, dell’ubicazione dell’intervento;</text:span></text:p>
          </text:list-item>
          <text:list-item>
            <text:p text:style-name="P31"><text:span text:style-name="T4">Estratto cartografico della mappa N.C.T. aggiornata, esteso ad un ambito significativo, con evidente indicazione, in rosso, dell’ubicazione;</text:span></text:p>
          </text:list-item>
          <text:list-item>
            <text:p text:style-name="P31"><text:span text:style-name="T4">Rilievo plano-altimetrico quotato, in scala non inferiore a 1:200/1:100, relativo all'area oggetto di intervento esteso alle aree limitrofe per una profondità non inferiore a mt. 10, riferito a capisaldi certi, facilmente riconoscibili sul terreno, con la rappresentazione delle alberature esistenti e con la sovrapposizione a tratteggio delle opere da realizzare;</text:span></text:p>
          </text:list-item>
          <text:list-item>
            <text:p text:style-name="P32"><text:span text:style-name="T4">Rappresentazione plano-altimetrica riferita a tutte le sistemazioni esterne previste a progetto, estesa alle immediate adiacenze non sistemate, con la rappresentazione delle alberature da abbattere della piantumazione da conservare e del riassetto vegetazionale previsto nonché con le</text:span></text:p>
          </text:list-item>
        </text:list>
        <text:p text:style-name="P33"><text:span text:style-name="T4">indicazioni dei materiali previsti per le sistemazioni esterne;</text:span></text:p>
        <text:list xml:id="list2728897235" text:style-name="WWNum4">
          <text:list-item>
            <text:p text:style-name="P34"><text:span text:style-name="T4">Sezioni longitudinali e trasversali del terreno esistente, debitamente quotate in scala 1:200 estese oltre l'ambito di intervento per almeno 10 mt., riferite a capisaldi certi, facilmente reperibili;</text:span></text:p>
          </text:list-item>
          <text:list-item>
            <text:p text:style-name="P34"><text:span text:style-name="T4">Sezioni longitudinali e trasversali di progetto, estese oltre l'ambito di intervento per almeno 10 mt., con chiara indicazione di scavi e riporti (giallo/rosso), delle opere d'arte relative e del riassetto vegetazionale,debitamente quotate, estese a capisaldi con quote certe;</text:span></text:p>
          </text:list-item>
          <text:list-item>
            <text:p text:style-name="P34"><text:span text:style-name="T4">Planimetria in scala non inferiore a 1:200, relativo all’area oggetto di intervento, con indicazione della scala di orientamento, rappresentazione dei confini di proprietà, dei fabbricati esistenti, della viabilità pubblica e privata, dei percorsi pedonali, dei corsi d’acqua, degli elettrodotti, di eventuali servitù, delle alberature esistenti e di ogni altro elemento significativo alla conoscenza dei luoghi;</text:span></text:p>
          </text:list-item>
          <text:list-item>
            <text:p text:style-name="P36"><text:span text:style-name="T4">Relazione tecnico-illustrativa dell’intervento nella quale devono essere precisati:</text:span></text:p>
            <text:list>
              <text:list-item>
                <text:p text:style-name="P37"><text:span text:style-name="T4">la descrizione dei luoghi: ubicazione, morfologia, esposizione, vegetazione, uso del terreno <text:s/>oggetto di intervento;</text:span></text:p>
              </text:list-item>
              <text:list-item>
                <text:p text:style-name="P37"><text:span text:style-name="T4">tutti i dati dimensionali dell’intervento, dei terreni da asservire, delle costruzioni eventualmente già esistenti sui terreni asserviti;</text:span></text:p>
              </text:list-item>
              <text:list-item>
                <text:p text:style-name="P37"><text:span text:style-name="T4">le destinazioni d’uso previste e la loro distribuzione nelle varie parti dell’edificio;</text:span></text:p>
              </text:list-item>
              <text:list-item>
                <text:p text:style-name="P37"><text:span text:style-name="T4">le caratteristiche tipologiche ed i materiali da impiegarsi nella costruzione, con particolare riguardo alle strutture portanti ed alle finiture esterne: intonaci, coloriture, eventuali decorazioni, manto di copertura, infissi, canali di gronda, pluviali, stipiti, davanzali, mezzanini, copertine, zoccolature, rivestimenti, pavimentazioni esterne, ringhiere, cancelli e recinzioni, sistemazione a verde e piantumazioni di alto fusto;</text:span></text:p>
              </text:list-item>
            </text:list>
          </text:list-item>
          <text:list-item>
            <text:p text:style-name="P34"><text:span text:style-name="T4">Documentazione fotografica a colori in duplice copia, con indicazione su apposita planimetria dei punti di scatto e con la sottoscrizione del richiedente sulla autenticità delle stesse e della data di scatto.</text:span></text:p>
          </text:list-item>
          <text:list-item>
            <text:p text:style-name="P34"><text:span text:style-name="T4">Certificati catastali dell’immobile da cui si evince che il fabbricato è stato accatastato alla data di adozione delle norme di P.R.G. (D.C.C. 272 del 16.07.1982)</text:span></text:p>
          </text:list-item>
          <text:list-item>
            <text:p text:style-name="P34"><text:span text:style-name="T4">Elaborati grafici nei tre assetti in scala 1:100 in triplice copia, asseverati da un tecnico iscritto in un albo professionale;</text:span></text:p>
          </text:list-item>
          <text:list-item>
            <text:p text:style-name="P34"><text:span text:style-name="T6">Rappresentazione delle opere in scala 1:100 riferita allo stato attuale e allo stato di progetto:</text:span></text:p>
          </text:list-item>
        </text:list>
        <text:p text:style-name="P38"><text:span text:style-name="T6">a) <text:tab/>Piante di ogni piano debitamente quotate in ogni elemento(dimensioni esterne, dimensioni e superfici dei vani, spessore dei muri, dimensione delle luci e delle vedute, rapporto tra superficie finestrata apribile e superficie di pavimento ecc.), con indicata la destinazione d’uso di ogni vano;</text:span></text:p>
        <text:p text:style-name="P39"><text:span text:style-name="T6">b) <text:tab/>Sezioni significative debitamente quotate in relazione all’altezza dei vani abitabili e accessori, spessore dei solai, altezza di gronda e di colmo dal terreno sistemato.</text:span></text:p>
        <text:list xml:id="list153152606058654" text:continue-numbering="true" text:style-name="WWNum4">
          <text:list-item>
            <text:p text:style-name="P34"><text:span text:style-name="T4">Marca da bollo di euro 14,62 da apporre sulla domanda presentata.</text:span></text:p>
          </text:list-item>
          <text:list-item>
            <text:p text:style-name="P34"><text:span text:style-name="T4">Elaborati grafici e calcoli atti a dimostrare il reperimento degli spazi di parcheggio pertinenziale nella quantità minima prevista dalla vigente legislazione (1/10 della volumetria Vpp)</text:span></text:p>
          </text:list-item>
          <text:list-item>
            <text:p text:style-name="P34"><text:span text:style-name="T4">Computo analitico della superficie di riferimento ai fini dell’applicazione del contributo di permesso di costruire come definito dall’art.10, 1°comma L.R.25/1995;</text:span></text:p>
          </text:list-item>
          <text:list-item>
            <text:p text:style-name="P34"><text:span text:style-name="T4">Elaborati atti a dimostrare la verifica delle opere progettate alla disposizione per favorire il superamento e l’eliminazione delle barriere architettoniche, dichiarazione di conformità delle opere progettate alle disposizioni della L.9.1.1989 n.13 redatta da professionista abilitato;</text:span></text:p>
          </text:list-item>
          <text:list-item>
            <text:p text:style-name="P34"><text:span text:style-name="T4">Perizia geologica così come indicata all’art.4.4 delle Norme geologiche di Attuazione <text:s/>del P.U.C. adottato con D.C.C. n.212 del 26.11.2005</text:span></text:p>
          </text:list-item>
          <text:list-item>
            <text:p text:style-name="P34"><text:span text:style-name="T4">Nulla-osta da parte della A.S.L. o in ottemperanza a quanto disposto dall’art.20 comma 1° del D.P.R.380/2001 autocertificazione, sottoscritta dal Richiedente e dal tecnico progettista, da redigersi in conformità al D.P.R. 445/2000, comprovante la conformità della progettazione proposta , alle norme igienico-sanitarie vigenti.</text:span></text:p>
          </text:list-item>
          <text:list-item>
            <text:p text:style-name="P34"><text:soft-page-break/><text:span text:style-name="T4">Planimetria quotata in scala non inferiore a 1:200 con rappresentazione della rete di raccolta ed emissione delle acque nere nella pubblica fognatura, relazione tecnico descrittiva delle opere e delle modalità esecutive relative all’esercizio dell’impianto </text:span><text:span text:style-name="T5">nonché del sistema di allontanamento delle acque pluviali</text:span><text:span text:style-name="T4">;</text:span></text:p>
          </text:list-item>
          <text:list-item>
            <text:p text:style-name="P34"><text:span text:style-name="T4">Elaborati di raffronto opportunatamente colorati (giallo demolizioni/rosso costruzioni) tra la soluzione attuale e quella di progetto;</text:span></text:p>
          </text:list-item>
          <text:list-item>
            <text:p text:style-name="P34"><text:span text:style-name="T4">Atto di assenso da parte degli altri condomini o del condominio in quanto trattasi di modifiche alle parti comuni dello stabile;</text:span></text:p>
          </text:list-item>
          <text:list-item>
            <text:p text:style-name="P34"><text:span text:style-name="T19">Documentazione relativa all’installazione degli impianti, in conformità a quanto previsto dal Decreto 22 gennaio 2008,n. 37, ovvero <text:s/>“progetto semplificato”, che può essere redatto dal responsabile tecnico dell'impresa installatrice o se trattasi di impianti di un certo rilievo, come indicato all’art. 5 del suddetto Decreto, <text:s/>“progetto complesso” , sottoscritto da un professionista iscritto agli albi professionali secondo le specifiche competenze tecniche.</text:span></text:p>
          </text:list-item>
          <text:list-item>
            <text:p text:style-name="P34"><text:span text:style-name="T5">Fotomontaggio ovvero vista prospettica del fabbricato all’interno del contesto paesaggistico;</text:span></text:p>
          </text:list-item>
          <text:list-item>
            <text:p text:style-name="P34"><text:span text:style-name="T6">Schema grafico sottoscritto da un tecnico </text:span><text:span text:style-name="T4">iscritto in un albo professionale che attesti sulla competenza sub delegata ai comuni ai sensi e per gli effetti dell’art.7 della L.R.20/91;</text:span></text:p>
          </text:list-item>
          <text:list-item>
            <text:p text:style-name="P34"><text:span text:style-name="T5">Piano d’intervento che dimostri sotto l’aspetto strutturale la conservazione dell’edificio;</text:span></text:p>
          </text:list-item>
          <text:list-item>
            <text:p text:style-name="P34"><text:span text:style-name="T5">Documentazione atta a dimostrare che l’intervento in argomento non pregiudica, sotto il profilo statico, il fabbricato oggetto dell’intervento di recupero;</text:span></text:p>
          </text:list-item>
          <text:list-item>
            <text:p text:style-name="P34"><text:span text:style-name="T4">Documentazione da prodursi per la verifica delle disposizioni emanate per le costruzioni in zona sismica (artt.93 e segg. T.U. delle disposizioni legislative e regolamentari in materia edilizia) ovvero Dichiarazione del proprietario (o chi ne ha titolo) di avvalersi/non avvalersi dell’applicazione (nel regime transitorio) della nuova classificazione sismica del Comune (Classe Sismica 4).</text:span></text:p>
          </text:list-item>
          <text:list-item>
            <text:p text:style-name="P34"><text:span text:style-name="T4">Verifica dei rapporti aero – illuminanti;</text:span></text:p>
          </text:list-item>
          <text:list-item>
            <text:p text:style-name="P35"><text:span text:style-name="T4">Conformità alla Disciplina Paesistica di Livello Puntuale ed in particolare all’art.19 sulla verifica del “parametro”numero degli edifici e all’art.22 sul rapporto tra nuova edificazione e viabilità;</text:span></text:p>
          </text:list-item>
          <text:list-item>
            <text:p text:style-name="P35"><text:span text:style-name="T4">Nulla-osta da parte del Comando Provinciale dei Vigili del Fuoco, ovvero dichiarazione, a norma del D.M. del 16.02.1982, pubblicato sulla G.U. n.98, firmata dal progettista, attestante che negli spazi oggetto di opere non verranno svolte attività e non saranno installati servizi tecnologici soggetti a controllo di prevenzione incendi, ma che comunque saranno osservate le vigenti norme in materia di prevenzione incendi;</text:span></text:p>
          </text:list-item>
          <text:list-item>
            <text:p text:style-name="P35"><text:span text:style-name="T4">Relazione paesaggistica così come indicato dal Decreto del Presidente del Consiglio dei Ministri 12 dicembre 2005, che dovrà tener conto sia dello stato dei luoghi prime dell’esecuzione delle opere, sia delle caratteristiche progettuali dell’intervento, nonché rappresentare nel modo più chiaro ed esaustivo possibile lo stato dei luoghi dopo l’intervento.</text:span></text:p>
          </text:list-item>
          <text:list-item>
            <text:p text:style-name="P35"><text:span text:style-name="T4">dichiarazione resa sotto forma di atto di notorietà, completo di documento d’identità in corso di validità, da cui si evinca che l’intervento in oggetto, pur rientrando in fascia A del Piano di Bacino, non rientra tra gli interventi non consenti di cui all’art. 15 del Piano di Bacino stesso (sarà cura dell’ufficio acquisire parere di competenza del Comitato di Protezione Civile). </text:span></text:p>
          </text:list-item>
          <text:list-item>
            <text:p text:style-name="P35"><text:span text:style-name="T4">Ricevuta dell’avvenuta variazione catastale e relativa piantina aggiornata.</text:span></text:p>
          </text:list-item>
          <text:list-item>
            <text:p text:style-name="P35"><text:span text:style-name="T4">elaborato grafico con individuate le unità immobiliari a cui verranno asserviti i boxes a progetto al fine di poter valutare la distanza dei singoli alloggi dai boxes stessi.</text:span></text:p>
          </text:list-item>
          <text:list-item>
            <text:p text:style-name="P35"><text:span text:style-name="T4">Planimetria quotata in scala non inferiore a 1:200 con rappresentazione della rete di raccolta ed emissione delle acque nere nella pubblica fognatura;</text:span></text:p>
          </text:list-item>
          <text:list-item>
            <text:p text:style-name="P35"><text:span text:style-name="T7">Relazione tecnico-illustrativa dell’intervento nella quale deve essere precisata la </text:span><text:span text:style-name="T9">conformità urbanistica ai sensi dell’art. 36 del D.P.R. 380/2001</text:span><text:span text:style-name="T7"> delle opere oggetto di sanatoria;</text:span></text:p>
          </text:list-item>
          <text:list-item>
            <text:p text:style-name="P35"><text:span text:style-name="T7">Relazione tecnico-illustrativa in cui viene illustrata la </text:span><text:span text:style-name="T9">compatibilità paesaggistica</text:span><text:span text:style-name="T7"> dell’intervento previa dimostrazione che gli abusi non concretizzano superfici utili e volumi in senso urbanistico e pertanto le opere possono essere ricondotte ad una delle tre casistiche previste dal comma 4 dell’art. 167 del D. Lgs 42/2004;</text:span></text:p>
          </text:list-item>
          <text:list-item>
            <text:p text:style-name="P35"><text:span text:style-name="T7">istanza specifica di </text:span><text:span text:style-name="T9">compatibilità paesaggistica</text:span><text:span text:style-name="T7"> ex artt.167, comma 4, e 181, commi 1ter e 1quater, del D.Lgs. n° 42/04 e s.m. per le opere oggetto di sanatoria con relativi elaborati;</text:span></text:p>
          </text:list-item>
          <text:list-item>
            <text:p text:style-name="P35"><text:span text:style-name="T7">istanza specifica di </text:span><text:span text:style-name="T9">permesso di costruire e autorizzazione paesaggistica</text:span><text:span text:style-name="T7"> ai sensi dell’art.159 del D.Lgs.42/04, come modificato con decreto Lgs. 24 marzo 2006,n.157 per l’esecuzione delle opere di completamento e relativi elaborati.</text:span></text:p>
          </text:list-item>
          <text:list-item>
            <text:p text:style-name="P35"><text:span text:style-name="T4">Siano autodeterminati gli oneri compilando il modulo disponibile sul sito internet del Comune di Rapallo (</text:span><text:a xlink:type="simple" xlink:href="http://rapallo.portalesit.it/" text:style-name="ListLabel_20_5" text:visited-style-name="ListLabel_20_5"><text:span text:style-name="Internet_20_link"><text:span text:style-name="T4">http://rapallo.portalesit.it/</text:span></text:span></text:a><text:span text:style-name="T4">);</text:span></text:p>
          </text:list-item>
          <text:list-item>
            <text:p text:style-name="P35"><text:span text:style-name="T4">Atto unilaterale d’obbligo nelle forme notarile da registrarsi e trascriversi alla Conservatoria dei Registri Immobiliari avente i contenuti di cui al programma aziendale presentato.</text:span></text:p>
          </text:list-item>
          <text:list-item>
            <text:p text:style-name="P35"><text:span text:style-name="T4">Dichiarazione sostitutiva di atto notorio dell’anno di esecuzione delle opere abusive</text:span></text:p>
          </text:list-item>
          <text:list-item>
            <text:p text:style-name="P35"><text:span text:style-name="T19">presentazione di documentazione attestante l’avvenuto pagamento dell’imposta comunale sugli immobili per le aree fabbricabili;</text:span></text:p>
          </text:list-item>
        </text:list>
        <text:p text:style-name="P40"/>
        <text:p text:style-name="P40"/>
        <text:p text:style-name="P22"><text:span text:style-name="T4">Infine, richiamato l’art. 186 del titolo I della parte quarta del D.Lgs. 3 aprile 2006, n. 152 “Norme in materia ambientale” corretto ed integrato dal D.Lgs. 16 gennaio 2008, n. 4 “Ulteriori disposizioni correttive ed integrative del decreto legislativo 3 aprile 2006, n.152, recante norma in materia ambientale”, da un primo esame risulta che quanto pervenuto non è corredato della documentazione necessaria per conseguire il titolo abilitativo all’attività edilizia.</text:span></text:p>
        <text:p text:style-name="P25"><text:span text:style-name="T4">Pertanto le SS.LL., sono tenute a produrre la documentazione di seguito elencata:</text:span></text:p>
        <text:p text:style-name="P26"/>
        <text:list xml:id="list2080796707" text:style-name="WWNum3">
          <text:list-item>
            <text:p text:style-name="P19"><text:span text:style-name="T4">Istanza specifica, a firma del richiedente e/o avente titolo, <text:s/>di “</text:span><text:span text:style-name="T11">Domanda per l’esclusione delle terre e rocce da scavo dal campo dell’applicazione del regime sui rifiuti ai sensi dell’art. 186 del D.Lgs.152</text:span><text:span text:style-name="T4">” con puntuale indicazione che le terre e rocce da scavo, prodotte nell’ambito del progetto di cui trattasi, verranno riutilizzate nel medesimo sito di produzione o in altro progetto di <text:s/>riutilizzo.</text:span></text:p>
          </text:list-item>
          <text:list-item>
            <text:p text:style-name="P19"><text:span text:style-name="T4">Autocertificazione ai sensi dell’art. 47 del D.P.R. 445/2000, resa da professionista abilitato, con la quale dichiara che il materiale di scavo non presenta sostanze inquinanti;</text:span></text:p>
          </text:list-item>
          <text:list-item>
            <text:p text:style-name="P19"><text:span text:style-name="T4">Documentazione necessaria, comprensiva di elaborati grafici, <text:s/>per la gestione e il riutilizzo delle terre e rocce da scavo, con indicazione del sito di produzione, e di quello di riutilizzo (in caso di diverso sito si dovrà produrre cartografia specifica con riferimenti catastali), volume di scavo in banco (mc), volume di riutilizzo (mc), eventuale volume in eccedenza(mc) e sua destinazione, e natura del materiale. </text:span></text:p>
          </text:list-item>
        </text:list>
        <text:p text:style-name="P10"/>
        <text:p text:style-name="P22"><text:span text:style-name="T5">Successivamente alla produzione di quanto sopra richiesto e se la pratica sarà ritenuta meritevole d’accoglimento da parte della Commissione Edilizia Comunale, si dovrà procedere alla produzione di quanto sotto elencato:</text:span></text:p>
        <text:p text:style-name="P22"><text:span text:style-name="T5">-Prima della realizzazione del relativo intervento dovrà essere prodotta, relazione tecnica e progetto, in duplice copia, delle opere di cui agli artt. 25 e 26 della legge 09/01/991 n.10, sottoscritta da tecnico abilitato che attesti la rispondenza alle prescrizioni contenute nella predetta Legge;</text:span></text:p>
        <text:p text:style-name="P22"><text:span text:style-name="T5">-Atto notarile debitamente registrato e trascritto;</text:span></text:p>
        <text:p text:style-name="P23"/>
        <text:p text:style-name="P56"><text:span text:style-name="T7">In relazione a quanto sopra si fa presente che, sino a quando non si sarà provveduto all’adeguamento e completamento degli atti, si intende interrotto il procedimento, che potrà riprendere soltanto dopo l’avvenuta integrazione di tutti gli atti richiesti.</text:span></text:p>
        <text:p text:style-name="P57"/>
        <text:p text:style-name="P57"/>
        <text:p text:style-name="P56"><text:span text:style-name="T4">In relazione ad eventuali ulteriori elementi di valutazione che fossero desunti dalla documentazione integrativa, potrà emergere la necessità di acquisire ulteriori pareri e/o documentazione.</text:span></text:p>
        <text:p text:style-name="P57"/>
        <text:p text:style-name="Rientro_20_corpo_20_del_20_testo_20_3"><text:span text:style-name="T21">Si comunica che, se la documentazione essenziale sopra richiesta non dovesse pervenire entro 60 (sessanta) giorni dal ricevimento della presente, notificata a mezzo di raccomandata a.r., l’istanza si intende rinunciata e si attiveranno le procedure di legge.</text:span></text:p>
        <text:p text:style-name="P13"/>
        <text:p text:style-name="P4"><text:span text:style-name="T4">Si ricorda che per chiarimenti è possibile rivolgersi nei normali orari di ricevimento ( martedì e giovedì dalle ore 8,45 alle ore 12,00) agli istruttori tecnici della pratica Arch. Sancineto Rosaura e Arch. Zerega Elisa, oppure telefonando ai n. 0185/680380 e 0185/680359.</text:span></text:p>
        <text:p text:style-name="P24"/>
        <text:p text:style-name="P22"><text:span text:style-name="T12">Si precisa che gli elaborati fascicolati in formato uni A4 o uni A3 devono essere rilegati o spillati con apposito dorsino e/o supporto adesivo.</text:span></text:p>
        <text:p text:style-name="P41"/>
        <text:p text:style-name="P42"><text:span text:style-name="T4"><text:tab/>Distinti saluti.</text:span></text:p>
        <text:list xml:id="list1338624762" text:style-name="WWNum1">
          <text:list-item>
            <text:list>
              <text:list-item>
                <text:list>
                  <text:list-item>
                    <text:h text:style-name="P43" text:outline-level="3"/>
                  </text:list-item>
                </text:list>
              </text:list-item>
            </text:list>
          </text:list-item>
        </text:list>
        <text:p text:style-name="P14"/>
        <text:p text:style-name="P50"/>
        <text:p text:style-name="P48"/>
        <table:table table:name="Tabella6" table:style-name="Tabella6">
          <table:table-column table:style-name="Tabella6.A"/>
          <table:table-column table:style-name="Tabella6.B"/>
          <text:soft-page-break/>
          <table:table-row table:style-name="Tabella6.1">
            <table:table-cell table:style-name="Tabella6.A1" office:value-type="string">
              <text:p text:style-name="P12"/>
              <text:p text:style-name="P11"/>
              <text:p text:style-name="P49"/>
            </table:table-cell>
            <table:table-cell table:style-name="Tabella6.A1" office:value-type="string">
              <text:p text:style-name="P15"/>
              <text:p text:style-name="P6"><text:span text:style-name="T4">IL DIRIGENTE</text:span></text:p>
              <text:p text:style-name="P6"><text:span text:style-name="T4">LA</text:span><text:span text:style-name="T6"> </text:span><text:span text:style-name="T4">RIPARTIZIONE VII </text:span></text:p>
              <text:p text:style-name="P6"><text:span text:style-name="T4">GESTIONE DEL TERRITORIO</text:span></text:p>
              <text:p text:style-name="P6"><text:span text:style-name="T4">Ing. Giorgio Ottonello</text:span></text:p>
              <text:p text:style-name="P49"/>
            </table:table-cell>
          </table:table-row>
        </table:table>
        <text:p text:style-name="P47"/>
      </text:section>
      <text:section text:style-name="Sect1" text:name="Sezione1">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fals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it" fo:country="IT" style:letter-kerning="fals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it" fo:country="I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text-align="center" style:justify-single-word="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text-align="justify" style:justify-single-word="false"/>
      <style:text-properties fo:font-size="12pt" style:font-size-asian="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next-style-name="Standard" style:default-outline-level="" style:class="extra">
      <style:paragraph-properties fo:text-align="center" style:justify-single-word="false"/>
      <style:text-properties fo:font-size="12pt" fo:font-weight="bold" style:font-size-asian="12pt" style:font-weight-asian="bold"/>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left="10.001cm" fo:margin-right="0cm" fo:text-align="center" style:justify-single-word="false" fo:text-indent="0cm"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cm" fo:margin-right="0cm" fo:text-indent="9.502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fo:font-weight="bold" style:font-size-asian="12pt" style:font-weight-asian="bold" style:font-weight-complex="bold"/>
    </style:style>
    <style:style style:name="Heading_20_8" style:display-name="Heading 8" style:family="paragraph" style:parent-style-name="Standard" style:next-style-name="Standard" style:default-outline-level="8" style:class="text">
      <style:paragraph-properties fo:keep-with-next="always"/>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weight-complex="bold"/>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weight-complex="bold"/>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1.249cm" style:auto-text-indent="false"/>
      <style:text-properties fo:font-size="12pt" style:font-size-asian="12pt"/>
    </style:style>
    <style:style style:name="Rientro_20_corpo_20_del_20_testo_20_2" style:display-name="Rientro corpo del testo 2" style:family="paragraph" style:parent-style-name="Standard" style:default-outline-level="">
      <style:paragraph-properties fo:margin-left="10.001cm" fo:margin-right="0cm" fo:text-indent="0cm" style:auto-text-indent="false"/>
      <style:text-properties fo:font-size="12pt" style:font-size-asian="12pt"/>
    </style:style>
    <style:style style:name="Footnote" style:family="paragraph" style:parent-style-name="Standard" style:default-outline-level="" style:class="extra"/>
    <style:style style:name="Corpo_20_del_20_testo_20_2" style:display-name="Corpo del testo 2" style:family="paragraph" style:parent-style-name="Standard" style:default-outline-level="">
      <style:paragraph-properties fo:text-align="center" style:justify-single-word="false"/>
    </style:style>
    <style:style style:name="Corpo_20_del_20_testo_20_3" style:display-name="Corpo del testo 3" style:family="paragraph" style:parent-style-name="Standard" style:default-outline-level="">
      <style:text-properties fo:font-size="12pt" style:font-size-asian="12pt"/>
    </style:style>
    <style:style style:name="Rientro_20_corpo_20_del_20_testo_20_3" style:display-name="Rientro corpo del testo 3" style:family="paragraph" style:parent-style-name="Standard" style:default-outline-level="">
      <style:paragraph-properties fo:margin-left="1.251cm" fo:margin-right="0cm" fo:text-align="justify" style:justify-single-word="false" fo:text-indent="0cm" style:auto-text-indent="false"/>
      <style:text-properties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style>
    <style:style style:name="Paragrafo_20_elenco" style:display-name="Paragrafo elenco" style:family="paragraph" style:parent-style-name="Standard" style:default-outline-level="">
      <style:paragraph-properties fo:margin-left="1.249cm" fo:margin-right="0cm" fo:margin-top="0cm" fo:margin-bottom="0.353cm" loext:contextual-spacing="fals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2" style:family="text">
      <style:text-properties style:font-name="TimesNewRoman" fo:font-family="TimesNew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WW8Num3z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0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0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fo:background-color="#ffff00"/>
    </style:style>
    <style:style style:name="WW8Num14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3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Carattere_20_predefinito_20_paragrafo" style:display-name="Carattere predefinito paragrafo" style:family="text"/>
    <style:style style:name="Page_20_Number" style:display-name="Page Number" style:family="text" style:parent-style-name="Carattere_20_predefinito_20_paragrafo"/>
    <style:style style:name="Footnote_20_Symbol" style:display-name="Footnote Symbol" style:family="text" style:parent-style-name="Carattere_20_predefinito_20_paragrafo">
      <style:text-properties style:text-position="super 58%"/>
    </style:style>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ListLabel_20_1" style:display-name="ListLabel 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2" style:display-name="ListLabel 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fo:background-color="#ffff00"/>
    </style:style>
    <style:style style:name="ListLabel_20_3" style:display-name="ListLabel 3" style:family="text">
      <style:text-properties style:font-name="Verdana" fo:font-family="Verdana" style:font-family-generic="roman" style:font-pitch="variable" fo:font-size="9pt" style:font-name-complex="Wingdings2" style:font-family-complex="Wingdings"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style:font-name-complex="Wingdings2" style:font-family-complex="Wingdings" style:font-family-generic-complex="system" style:font-pitch-complex="variable"/>
    </style:style>
    <style:style style:name="ListLabel_20_5" style:display-name="ListLabel 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49cm" fo:text-indent="-0.635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 style:num-suffix="" text:bullet-char="">
        <style:list-level-properties text:list-level-position-and-space-mode="label-alignment">
          <style:list-level-label-alignment text:label-followed-by="listtab" text:list-tab-stop-position="2.54cm" fo:margin-left="1.905cm"/>
        </style:list-level-properties>
        <style:text-properties style:font-name="Wingdings1"/>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1" style:family="table">
      <style:table-properties style:width="31.627cm" fo:margin-left="-0.123cm" fo:margin-top="0cm" fo:margin-bottom="0cm" table:align="left" style:writing-mode="lr-tb"/>
    </style:style>
    <style:style style:name="Tabella1.A" style:family="table-column">
      <style:table-column-properties style:column-width="2.625cm"/>
    </style:style>
    <style:style style:name="Tabella1.B" style:family="table-column">
      <style:table-column-properties style:column-width="14.501cm"/>
    </style:style>
    <style:style style:name="Tabella1.1" style:family="table-row">
      <style:table-row-properties style:min-row-height="2.469cm" fo:keep-together="auto"/>
    </style:style>
    <style:style style:name="Tabella1.A1" style:family="table-cell">
      <style:table-cell-properties style:vertical-align="middle" fo:padding-left="0.123cm" fo:padding-right="0.123cm" fo:padding-top="0cm" fo:padding-bottom="0cm" fo:border="none"/>
    </style:style>
    <style:style style:name="MP1" style:family="paragraph" style:parent-style-name="Caption">
      <style:paragraph-properties fo:margin-left="0.751cm" fo:margin-right="0cm" fo:text-indent="-0.751cm" style:auto-text-indent="false" style:snap-to-layout-grid="false"/>
    </style:style>
    <style:style style:name="MP2" style:family="paragraph" style:parent-style-name="Caption">
      <style:paragraph-properties fo:margin-left="0cm" fo:margin-right="-0.123cm" fo:text-indent="0cm" style:auto-text-indent="false"/>
    </style:style>
    <style:style style:name="MP3" style:family="paragraph" style:parent-style-name="Standard">
      <style:paragraph-properties fo:text-align="center" style:justify-single-word="false"/>
    </style:style>
    <style:style style:name="MP4" style:family="paragraph" style:parent-style-name="Heading_20_1" style:list-style-name="WWNum1">
      <style:paragraph-properties fo:text-align="center" style:justify-single-word="false"/>
    </style:style>
    <style:style style:name="MP5" style:family="paragraph" style:parent-style-name="Heading_20_9" style:list-style-name="WWNum1"/>
    <style:style style:name="MP6" style:family="paragraph" style:parent-style-name="Standard">
      <style:paragraph-properties style:snap-to-layout-grid="false"/>
      <style:text-properties fo:font-size="8pt" fo:font-weight="bold" style:font-size-asian="8pt" style:font-weight-asian="bold" style:font-weight-complex="normal"/>
    </style:style>
    <style:style style:name="MP7" style:family="paragraph" style:parent-style-name="Header">
      <style:paragraph-properties fo:text-align="center" style:justify-single-word="false"/>
    </style:style>
    <style:style style:name="MP8" style:family="paragraph">
      <loext:graphic-properties draw:fill="solid" draw:fill-color="#a0a0a0"/>
      <style:paragraph-properties fo:text-align="start"/>
      <style:text-properties fo:font-size="18pt"/>
    </style:style>
    <style:style style:name="MP9" style:family="paragraph" style:parent-style-name="Footer">
      <style:paragraph-properties fo:text-align="center" style:justify-single-word="false"/>
    </style:style>
    <style:style style:name="MP10" style:family="paragraph" style:parent-style-name="Footer">
      <style:paragraph-properties fo:text-align="center" style:justify-single-word="false"/>
      <style:text-properties style:font-name="Verdana" fo:font-size="9pt" style:font-size-asian="9pt" style:font-name-complex="Verdana1"/>
    </style:style>
    <style:style style:name="MT1" style:family="text">
      <style:text-properties style:font-name="Verdana" fo:font-size="10pt" style:font-size-asian="10pt" style:font-name-complex="Verdana1"/>
    </style:style>
    <style:style style:name="MT2" style:family="text">
      <style:text-properties style:font-name="Verdana" fo:font-size="9pt" style:font-size-asian="9pt" style:font-name-complex="Verdana1" style:font-weight-complex="bold"/>
    </style:style>
    <style:style style:name="MT3" style:family="text">
      <style:text-properties style:font-name="Verdana" fo:font-size="9pt" fo:font-weight="bold" style:font-size-asian="9pt" style:font-weight-asian="bold" style:font-name-complex="Verdana1"/>
    </style:style>
    <style:style style:name="MT4" style:family="text">
      <style:text-properties style:font-weight-complex="normal"/>
    </style:style>
    <style:style style:name="MT5" style:family="text">
      <style:text-properties style:font-name="Verdana" fo:font-size="9pt" style:font-size-asian="9pt" style:font-name-complex="Verdana1"/>
    </style:style>
    <style:style style:name="MT6" style:family="text"/>
    <style:style style:name="Mfr1" style:family="graphic" style:parent-style-name="Graphics">
      <style:graphic-properties fo:margin-left="0cm" fo:margin-right="0cm" fo:margin-top="0cm" fo:margin-bottom="0cm"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Mgr1" style:family="graphic">
      <style:graphic-properties draw:stroke="none" svg:stroke-width="0cm" draw:fill="solid" draw:fill-color="#a0a0a0" draw:textarea-vertical-align="top" draw:auto-grow-height="false" fo:min-height="0cm" fo:min-width="16.503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251cm" fo:margin-bottom="0.517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483cm" fo:margin-left="0cm" fo:margin-right="0cm" fo:margin-top="1.383cm" style:dynamic-spacing="tru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number-columns-repeated="2"/>
          <table:table-row table:style-name="Tabella1.1">
            <table:table-cell table:style-name="Tabella1.A1" office:value-type="string">
              <text:p text:style-name="MP1"><draw:frame draw:style-name="Mfr1" draw:name="stemma" text:anchor-type="as-char" svg:width="2.268cm" svg:height="2.268cm" draw:z-index="0"><draw:image xlink:href="Pictures/100000000000020000000200C3705F521C8227EF.png" xlink:type="simple" xlink:show="embed" xlink:actuate="onLoad" loext:mime-type="image/png"/></draw:frame></text:p>
            </table:table-cell>
            <table:table-cell table:style-name="Tabella1.A1" office:value-type="string">
              <text:p text:style-name="MP2"><text:span text:style-name="MT1">CITTA’ <text:s/>DI <text:s/>RAPALLO</text:span></text:p>
              <text:p text:style-name="MP3"><text:span text:style-name="MT2">Piazza delle Nazioni 4 – C.A.P. 16035 – Tel. 0185-6801 <text:s/>- <text:s/>Fax 0185-680238</text:span></text:p>
              <text:list xml:id="list1338624762" text:style-name="WWNum1">
                <text:list-item>
                  <text:h text:style-name="MP4" text:outline-level="1"><text:span text:style-name="MT3">RIPARTIZIONE VII – GESTIONE DEL TERRITORIO</text:span></text:h>
                  <text:list>
                    <text:list-item>
                      <text:list>
                        <text:list-item>
                          <text:list>
                            <text:list-item>
                              <text:list>
                                <text:list-item>
                                  <text:list>
                                    <text:list-item>
                                      <text:list>
                                        <text:list-item>
                                          <text:list>
                                            <text:list-item>
                                              <text:list>
                                                <text:list-item>
                                                  <text:h text:style-name="MP5" text:outline-level="9"><text:span text:style-name="MT4">P.zza Molfino 10 – III Piano - Tel. 0185-6801 <text:s/>- <text:s/>fax 0185-680385</text:span></text:h>
                                                </text:list-item>
                                              </text:list>
                                            </text:list-item>
                                          </text:list>
                                        </text:list-item>
                                      </text:list>
                                    </text:list-item>
                                  </text:list>
                                </text:list-item>
                              </text:list>
                            </text:list-item>
                          </text:list>
                        </text:list-item>
                      </text:list>
                    </text:list-item>
                  </text:list>
                </text:list-item>
              </text:list>
            </table:table-cell>
            <table:table-cell table:style-name="Tabella1.A1" office:value-type="string">
              <text:p text:style-name="MP6"/>
            </table:table-cell>
          </table:table-row>
        </table:table>
        <text:p text:style-name="MP7"><draw:custom-shape text:anchor-type="as-char" draw:z-index="2" draw:style-name="Mgr1" draw:text-style-name="MP8" svg:width="17.003cm" svg:height="0.05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text:span text:style-name="Page_20_Number"><text:span text:style-name="MT5">Gestione del Territorio – Sportello Unico per l’Edilizia (SUE)</text:span></text:span></text:p>
        <text:p text:style-name="MP9"><text:span text:style-name="MT5">email: </text:span><text:a xlink:type="simple" xlink:href="mailto:edilizia_privata@comune.rapallo.ge.it" text:style-name="ListLabel_20_5" text:visited-style-name="ListLabel_20_5"><text:span text:style-name="Internet_20_link"><text:span text:style-name="MT5">edilizia_privata@comune.rapallo.ge.it</text:span></text:span></text:a></text:p>
        <text:p text:style-name="MP9"><text:span text:style-name="MT5">pec: </text:span><text:a xlink:type="simple" xlink:href="mailto:protocollo@pec.comune.rapallo.ge.it" text:style-name="ListLabel_20_5" text:visited-style-name="ListLabel_20_5"><text:span text:style-name="Internet_20_link"><text:span text:style-name="MT5">protocollo@pec.comune.rapallo.ge.it</text:span></text:span></text:a></text:p>
        <text:p text:style-name="MP10"><text:span text:style-name="Page_20_Number"/></text:p>
        <text:p text:style-name="MP9"><text:span text:style-name="Page_20_Number"><text:span text:style-name="MT5">pagina </text:span></text:span><text:span text:style-name="Page_20_Number"><text:span text:style-name="MT5"><text:page-number text:select-page="current">3</text:page-number></text:span></text:span><text:span text:style-name="Page_20_Number"><text:span text:style-name="MT5"><text:s/>di </text:span></text:span><text:span text:style-name="Page_20_Number"><text:span text:style-name="MT5"><text:page-count>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01T11:45:00</meta:creation-date>
    <meta:initial-creator>Ferdinando</meta:initial-creator>
    <dc:language>it-IT</dc:language>
    <meta:print-date>2008-06-19T20:22:00</meta:print-date>
    <dc:date>2019-02-19T12:58:19</dc:date>
    <meta:editing-cycles>15</meta:editing-cycles>
    <dc:title>Rif</dc:title>
    <meta:editing-duration>PT19M</meta:editing-duration>
    <meta:generator>LibreOffice/6.0.7.3$Linux_X86_64 LibreOffice_project/00m0$Build-3</meta:generator>
    <meta:document-statistic meta:table-count="6" meta:image-count="1" meta:object-count="0" meta:page-count="3" meta:paragraph-count="105" meta:word-count="2526" meta:character-count="17977" meta:non-whitespace-character-count="15592"/>
    <meta:template xlink:type="simple" xlink:actuate="onRequest" xlink:title="Lettera Tipo Rip VII EDPRIV 230608.dot" xlink:href=""/>
  </office:meta>
</office:document-meta>
</file>